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11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11.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oxOfGilmou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Box of Gilmour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THT:CP_Radial_D5.0mm_P2.50mm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Capacitor_THT:C_Disc_D6.0mm_W2.5mm_P5.00mm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_THT:CP_Radial_D5.0mm_P2.50mm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6nF</text:p>
          </table:table-cell>
          <table:table-cell office:value-type="string" calcext:value-type="string">
            <text:p>Capacitor_THT:C_Rect_L7.0mm_W3.5mm_P5.00mm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Capacitor_THT:C_Rect_L7.0mm_W3.5mm_P5.00mm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Capacitor_THT:C_Rect_L7.0mm_W3.5mm_P5.00mm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Capacitor_THT:C_Disc_D6.0mm_W2.5mm_P5.00mm</text:p>
          </table:table-cell>
          <table:table-cell/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Capacitor_THT:C_Disc_D6.0mm_W2.5mm_P5.00mm</text:p>
          </table:table-cell>
          <table:table-cell/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Capacitor_THT:C_Rect_L7.0mm_W3.5mm_P5.00mm</text:p>
          </table:table-cell>
          <table:table-cell/>
        </table:table-row>
        <table:table-row table:style-name="ro1">
          <table:table-cell office:value-type="string" calcext:value-type="string">
            <text:p>C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Capacitor_THT:CP_Radial_D10.0mm_P5.00mm</text:p>
          </table:table-cell>
          <table:table-cell/>
        </table:table-row>
        <table:table-row table:style-name="ro1">
          <table:table-cell office:value-type="string" calcext:value-type="string">
            <text:p>C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F</text:p>
          </table:table-cell>
          <table:table-cell office:value-type="string" calcext:value-type="string">
            <text:p>Capacitor_THT:C_Rect_L7.0mm_W3.5mm_P5.00mm</text:p>
          </table:table-cell>
          <table:table-cell/>
        </table:table-row>
        <table:table-row table:style-name="ro1">
          <table:table-cell office:value-type="string" calcext:value-type="string">
            <text:p>C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nF</text:p>
          </table:table-cell>
          <table:table-cell office:value-type="string" calcext:value-type="string">
            <text:p>Capacitor_THT:C_Rect_L7.0mm_W3.5mm_P5.00mm</text:p>
          </table:table-cell>
          <table:table-cell/>
        </table:table-row>
        <table:table-row table:style-name="ro1">
          <table:table-cell office:value-type="string" calcext:value-type="string">
            <text:p>C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nF</text:p>
          </table:table-cell>
          <table:table-cell office:value-type="string" calcext:value-type="string">
            <text:p>Capacitor_THT:C_Rect_L7.0mm_W3.5mm_P5.00mm</text:p>
          </table:table-cell>
          <table:table-cell/>
        </table:table-row>
        <table:table-row table:style-name="ro1">
          <table:table-cell office:value-type="string" calcext:value-type="string">
            <text:p>C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acitor_THT:CP_Radial_D5.0mm_P2.50mm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Sm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001</text:p>
          </table:table-cell>
          <table:table-cell office:value-type="string" calcext:value-type="string">
            <text:p>Diode_THT:D_DO-41_SOD81_P10.16mm_Horizontal</text:p>
          </table:table-cell>
          <table:table-cell/>
        </table:table-row>
        <table:table-row table:style-name="ro1">
          <table:table-cell office:value-type="string" calcext:value-type="string">
            <text:p>J1,J2,J3,J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01x03_Pin</text:p>
          </table:table-cell>
          <table:table-cell office:value-type="string" calcext:value-type="string">
            <text:p>Connector_Molex:Molex_KK-254_AE-6410-03A_1x03_P2.54mm_Vertical</text:p>
          </table:table-cell>
          <table:table-cell/>
        </table:table-row>
        <table:table-row table:style-name="ro1">
          <table:table-cell office:value-type="string" calcext:value-type="string">
            <text:p>J5,J6,J7,J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01x02_Pin</text:p>
          </table:table-cell>
          <table:table-cell office:value-type="string" calcext:value-type="string">
            <text:p>Connector_Molex:Molex_KK-254_AE-6410-02A_1x02_P2.54mm_Vertical</text:p>
          </table:table-cell>
          <table:table-cell/>
        </table:table-row>
        <table:table-row table:style-name="ro1">
          <table:table-cell office:value-type="string" calcext:value-type="string">
            <text:p>J8(IN)1,J11(OUT)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dioJack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,Q2,Q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C109</text:p>
          </table:table-cell>
          <table:table-cell office:value-type="string" calcext:value-type="string">
            <text:p>Package_TO_SOT_THT:TO-18-3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_THT:R_Axial_DIN0207_L6.3mm_D2.5mm_P10.16mm_Horizontal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0K</text:p>
          </table:table-cell>
          <table:table-cell office:value-type="string" calcext:value-type="string">
            <text:p>Resistor_THT:R_Axial_DIN0207_L6.3mm_D2.5mm_P10.16mm_Horizontal</text:p>
          </table:table-cell>
          <table:table-cell/>
        </table:table-row>
        <table:table-row table:style-name="ro1">
          <table:table-cell office:value-type="string" calcext:value-type="string">
            <text:p>R3,R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THT:R_Axial_DIN0207_L6.3mm_D2.5mm_P10.16mm_Horizontal</text:p>
          </table:table-cell>
          <table:table-cell/>
        </table:table-row>
        <table:table-row table:style-name="ro1">
          <table:table-cell office:value-type="string" calcext:value-type="string">
            <text:p>R4,R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7_L6.3mm_D2.5mm_P10.16mm_Horizontal</text:p>
          </table:table-cell>
          <table:table-cell/>
        </table:table-row>
        <table:table-row table:style-name="ro1">
          <table:table-cell office:value-type="string" calcext:value-type="string">
            <text:p>R5,R7,R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THT:R_Axial_DIN0207_L6.3mm_D2.5mm_P10.16mm_Horizontal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20R</text:p>
          </table:table-cell>
          <table:table-cell office:value-type="string" calcext:value-type="string">
            <text:p>Resistor_THT:R_Axial_DIN0207_L6.3mm_D2.5mm_P10.16mm_Horizontal</text:p>
          </table:table-cell>
          <table:table-cell/>
        </table:table-row>
        <table:table-row table:style-name="ro1">
          <table:table-cell office:value-type="string" calcext:value-type="string">
            <text:p>R8,R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Resistor_THT:R_Axial_DIN0207_L6.3mm_D2.5mm_P10.16mm_Horizontal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esistor_THT:R_Axial_DIN0207_L6.3mm_D2.5mm_P10.16mm_Horizontal</text:p>
          </table:table-cell>
          <table:table-cell/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10.16mm_Horizontal</text:p>
          </table:table-cell>
          <table:table-cell/>
        </table:table-row>
        <table:table-row table:style-name="ro1">
          <table:table-cell office:value-type="string" calcext:value-type="string">
            <text:p>RV1(BODY)1,RV4(VOL)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10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2(BRIGHT)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0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3(FUZZ)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1(PGAIN)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Potentiometer_THT:Potentiometer_Vishay_T73YP_Vertical</text:p>
          </table:table-cell>
          <table:table-cell office:value-type="string" calcext:value-type="string">
            <text:p>5 x 2.5m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ed-by>Andrew Martin</meta:printed-by>
    <meta:print-date>2025-05-13T19:10:12.340120597</meta:print-date>
    <dc:date>2025-05-13T19:10:24.666225703</dc:date>
    <dc:creator>Andrew Martin</dc:creator>
    <meta:editing-duration>PT1M39S</meta:editing-duration>
    <meta:editing-cycles>1</meta:editing-cycles>
    <meta:document-statistic meta:table-count="1" meta:cell-count="136" meta:object-count="0"/>
    <meta:generator>LibreOffice/7.5.9.2$Linux_X86_64 LibreOffice_project/50$Build-2</meta:generator>
  </office:meta>
</office:document-meta>
</file>